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ctoryFinder.find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FactoryFinder.doPrivileged( PrivilegedAction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Finder.newInstance( String className ,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